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specialidad:</text:span><text:line-break/>Instalaciones Electrotécnicas (Cuerpo PTFP, BOE 13 de febrero de 1996)</text:p>
      <text:p text:style-name="Text_20_body"><text:span text:style-name="Strong_20_Emphasis">Temas (1–70):</text:span></text:p>
      <text:list text:style-name="L1">
        <text:list-item>
          <text:p text:style-name="P1">Configuración y cálculo de instalaciones electroacústicas.</text:p>
        </text:list-item>
        <text:list-item>
          <text:p text:style-name="P1">Montaje, diagnóstico y averías en instalaciones electroacústicas.</text:p>
        </text:list-item>
        <text:list-item>
          <text:p text:style-name="P1">Configuración y cálculo de antenas de TV y satélite.</text:p>
        </text:list-item>
        <text:list-item>
          <text:p text:style-name="P1">Montaje, diagnóstico y averías en antenas de TV y satélite.</text:p>
        </text:list-item>
        <text:list-item>
          <text:p text:style-name="P1">Sistemas de telefonía: estructura, conmutación y transmisión.</text:p>
        </text:list-item>
        <text:list-item>
          <text:p text:style-name="P1">Configuración y cálculo de telefonía e intercomunicación.</text:p>
        </text:list-item>
        <text:list-item>
          <text:p text:style-name="P1">Montaje, diagnóstico y averías en telefonía e intercomunicación.</text:p>
        </text:list-item>
        <text:list-item>
          <text:p text:style-name="P1">Configuración y cálculo de instalaciones de seguridad.</text:p>
        </text:list-item>
        <text:list-item>
          <text:p text:style-name="P1">Montaje, diagnóstico y averías en instalaciones de seguridad.</text:p>
        </text:list-item>
        <text:list-item>
          <text:p text:style-name="P1">Configuración y cálculo de instalaciones solares fotovoltaicas.</text:p>
        </text:list-item>
        <text:list-item>
          <text:p text:style-name="P1">Montaje, diagnóstico y averías en instalaciones fotovoltaicas.</text:p>
        </text:list-item>
        <text:list-item>
          <text:p text:style-name="P1">Técnicas básicas de mecanizado electrotécnico.</text:p>
        </text:list-item>
        <text:list-item>
          <text:p text:style-name="P1">Diseño y construcción de cuadros eléctricos.</text:p>
        </text:list-item>
        <text:list-item>
          <text:p text:style-name="P1">Transformadores: tipología y funcionamiento.</text:p>
        </text:list-item>
        <text:list-item>
          <text:p text:style-name="P1">Bobinado y conexionado de transformadores.</text:p>
        </text:list-item>
        <text:list-item>
          <text:p text:style-name="P1">Mantenimiento de transformadores.</text:p>
        </text:list-item>
        <text:list-item>
          <text:p text:style-name="P1">Máquinas eléctricas rotativas en servicio.</text:p>
        </text:list-item>
        <text:list-item>
          <text:p text:style-name="P1">Mando y maniobra de motores eléctricos.</text:p>
        </text:list-item>
        <text:list-item>
          <text:p text:style-name="P1">Bobinado de máquinas de corriente continua.</text:p>
        </text:list-item>
        <text:list-item>
          <text:p text:style-name="P1">Mantenimiento de máquinas de corriente continua.</text:p>
        </text:list-item>
        <text:list-item>
          <text:p text:style-name="P1">Bobinado de máquinas de corriente alterna.</text:p>
        </text:list-item>
        <text:list-item>
          <text:p text:style-name="P1">Mantenimiento de máquinas de corriente alterna.</text:p>
        </text:list-item>
        <text:list-item>
          <text:p text:style-name="P1">Instalaciones de distribución de energía eléctrica.</text:p>
        </text:list-item>
        <text:list-item>
          <text:p text:style-name="P1">Distribución eléctrica de BT en ambiente industrial.</text:p>
        </text:list-item>
        <text:list-item>
          <text:p text:style-name="P1">Electrificación en viviendas.</text:p>
        </text:list-item>
        <text:list-item>
          <text:p text:style-name="P1">Electrificación en locales de pública concurrencia.</text:p>
        </text:list-item>
        <text:list-item>
          <text:p text:style-name="P1">Electrificación en locales con riesgo de incendio o explosión.</text:p>
        </text:list-item>
        <text:list-item>
          <text:p text:style-name="P1">Electrificación en locales de características especiales.</text:p>
        </text:list-item>
        <text:list-item>
          <text:p text:style-name="P1">Instalaciones de alumbrado.</text:p>
        </text:list-item>
        <text:list-item>
          <text:p text:style-name="P1"><text:soft-page-break/>Instalaciones de alimentación de socorro.</text:p>
        </text:list-item>
        <text:list-item>
          <text:p text:style-name="P1">Montaje de instalaciones de electrificación en edificios.</text:p>
        </text:list-item>
        <text:list-item>
          <text:p text:style-name="P1">Diagnóstico de averías en instalaciones de BT.</text:p>
        </text:list-item>
        <text:list-item>
          <text:p text:style-name="P1">Protección eléctrica y prevención de accidentes.</text:p>
        </text:list-item>
        <text:list-item>
          <text:p text:style-name="P1">Principios básicos de automatización.</text:p>
        </text:list-item>
        <text:list-item>
          <text:p text:style-name="P1">Funciones digitales combinacionales.</text:p>
        </text:list-item>
        <text:list-item>
          <text:p text:style-name="P1">Funciones digitales secuenciales.</text:p>
        </text:list-item>
        <text:list-item>
          <text:p text:style-name="P1">Comunicaciones en instalaciones automatizadas.</text:p>
        </text:list-item>
        <text:list-item>
          <text:p text:style-name="P1">Automatización de viviendas: gestión de energía.</text:p>
        </text:list-item>
        <text:list-item>
          <text:p text:style-name="P1">Automatización de viviendas: gestión de seguridad.</text:p>
        </text:list-item>
        <text:list-item>
          <text:p text:style-name="P1">Automatización de viviendas: confort.</text:p>
        </text:list-item>
        <text:list-item>
          <text:p text:style-name="P1">Automatización de viviendas: telecomunicaciones.</text:p>
        </text:list-item>
        <text:list-item>
          <text:p text:style-name="P1">Montaje y diagnóstico de instalaciones automatizadas.</text:p>
        </text:list-item>
        <text:list-item>
          <text:p text:style-name="P1">Puesta en servicio y programación de instalaciones automatizadas.</text:p>
        </text:list-item>
        <text:list-item>
          <text:p text:style-name="P1">Sistemas automáticos con autómatas programables.</text:p>
        </text:list-item>
        <text:list-item>
          <text:p text:style-name="P1">Programación de autómatas (GRAFCET).</text:p>
        </text:list-item>
        <text:list-item>
          <text:p text:style-name="P1">Programación de autómatas (lista de instrucciones).</text:p>
        </text:list-item>
        <text:list-item>
          <text:p text:style-name="P1">Sistemas informáticos monousuario y multiusuario.</text:p>
        </text:list-item>
        <text:list-item>
          <text:p text:style-name="P1">Instalación y configuración de entornos informáticos.</text:p>
        </text:list-item>
        <text:list-item>
          <text:p text:style-name="P1">Sistemas operativos y entornos gráficos.</text:p>
        </text:list-item>
        <text:list-item>
          <text:p text:style-name="P1">Instalación y gestión de sistemas operativos.</text:p>
        </text:list-item>
        <text:list-item>
          <text:p text:style-name="P1">Elaboración de documentos con aplicaciones informáticas.</text:p>
        </text:list-item>
        <text:list-item>
          <text:p text:style-name="P1">Edición de esquemas eléctricos por ordenador.</text:p>
        </text:list-item>
        <text:list-item>
          <text:p text:style-name="P1">Documentación técnica de instalaciones electrotécnicas.</text:p>
        </text:list-item>
        <text:list-item>
          <text:p text:style-name="P1">Teleinformática: conceptos y sistemas.</text:p>
        </text:list-item>
        <text:list-item>
          <text:p text:style-name="P1">Transmisión de datos.</text:p>
        </text:list-item>
        <text:list-item>
          <text:p text:style-name="P1">Redes y sistemas telemáticos.</text:p>
        </text:list-item>
        <text:list-item>
          <text:p text:style-name="P1">Control secuencial neumático.</text:p>
        </text:list-item>
        <text:list-item>
          <text:p text:style-name="P1">Control secuencial hidráulico.</text:p>
        </text:list-item>
        <text:list-item>
          <text:p text:style-name="P1">Manipuladores y robots.</text:p>
        </text:list-item>
        <text:list-item>
          <text:p text:style-name="P1">Diagnosis y mantenimiento de sistemas automáticos secuenciales.</text:p>
        </text:list-item>
        <text:list-item>
          <text:p text:style-name="P1">Electrónica de potencia: diagnóstico de averías.</text:p>
        </text:list-item>
        <text:list-item>
          <text:p text:style-name="P1"><text:soft-page-break/>Regulación electrónica de máquinas eléctricas.</text:p>
        </text:list-item>
        <text:list-item>
          <text:p text:style-name="P1">Regulación de motores de corriente continua.</text:p>
        </text:list-item>
        <text:list-item>
          <text:p text:style-name="P1">Averías en regulación de motores de CC.</text:p>
        </text:list-item>
        <text:list-item>
          <text:p text:style-name="P1">Regulación de motores de corriente alterna.</text:p>
        </text:list-item>
        <text:list-item>
          <text:p text:style-name="P1">Averías en regulación de motores de CA.</text:p>
        </text:list-item>
        <text:list-item>
          <text:p text:style-name="P1">Desarrollo de proyectos electrotécnicos.</text:p>
        </text:list-item>
        <text:list-item>
          <text:p text:style-name="P1">Organización y dirección de proyectos.</text:p>
        </text:list-item>
        <text:list-item>
          <text:p text:style-name="P1">Finalización y entrega de proyectos.</text:p>
        </text:list-item>
        <text:list-item>
          <text:p text:style-name="P1">Gestión de talleres de mantenimient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2T16:35:53.489000000</meta:creation-date>
    <dc:date>2026-01-22T16:37:01.114000000</dc:date>
    <meta:editing-duration>PT1M8S</meta:editing-duration>
    <meta:editing-cycles>1</meta:editing-cycles>
    <meta:document-statistic meta:table-count="0" meta:image-count="0" meta:object-count="0" meta:page-count="3" meta:paragraph-count="72" meta:word-count="475" meta:character-count="3519" meta:non-whitespace-character-count="3187"/>
    <meta:generator>LibreOffice/7.6.6.3$Windows_X86_64 LibreOffice_project/d97b2716a9a4a2ce1391dee1765565ea469b0ae7</meta:generator>
  </office:meta>
</office:document-meta>
</file>